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2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_matmul_cpu_cold</text:p>
          </table:table-cell>
          <table:table-cell office:value-type="string" calcext:value-type="string">
            <text:p>_matmul_cpu_hot</text:p>
          </table:table-cell>
          <table:table-cell office:value-type="string" calcext:value-type="string">
            <text:p>_matmul_gpu_cold</text:p>
          </table:table-cell>
          <table:table-cell office:value-type="string" calcext:value-type="string">
            <text:p>_matmul_gpu_hot</text:p>
          </table:table-cell>
        </table:table-row>
        <table:table-row table:style-name="ro1">
          <table:table-cell office:value-type="string" calcext:value-type="string">
            <text:p>_add_cpu_cold</text:p>
          </table:table-cell>
          <table:table-cell table:number-columns-repeated="4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_add_cpu_hot</text:p>
          </table:table-cell>
          <table:table-cell table:number-columns-repeated="4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_add_gpu_cold</text:p>
          </table:table-cell>
          <table:table-cell table:number-columns-repeated="4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_add_gpu_hot</text:p>
          </table:table-cell>
          <table:table-cell table:number-columns-repeated="4"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7T12:27:58.838881006</meta:creation-date>
    <dc:date>2024-05-17T15:50:12.815532886</dc:date>
    <meta:editing-duration>PT20M42S</meta:editing-duration>
    <meta:editing-cycles>3</meta:editing-cycles>
    <meta:generator>LibreOffice/6.4.7.2$Linux_X86_64 LibreOffice_project/40$Build-2</meta:generator>
    <meta:document-statistic meta:table-count="1" meta:cell-count="24" meta:object-count="0"/>
  </office:meta>
</office:document-meta>
</file>